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~vri</text:p>
      <text:p text:style-name="Standard"/>
      <text:p text:style-name="Standard">Codigo para um histograma</text:p>
      <text:p text:style-name="Standard"/>
      <text:p text:style-name="Standard">int hist[256]</text:p>
      <text:p text:style-name="Standard">int img[];</text:p>
      <text:p text:style-name="Standard"/>
      <text:p text:style-name="Standard">for(i=0; i&lt;256; i++)</text:p>
      <text:p text:style-name="Standard"><text:tab/>hist[i]=0;</text:p>
      <text:p text:style-name="Standard">for(i=0;i&lt;IMG_SIZE;i++</text:p>
      <text:p text:style-name="Standard"/>
      <text:p text:style-name="Standard">Linearização</text:p>
      <text:p text:style-name="Standard"><draw:line text:anchor-type="paragraph" draw:z-index="0" draw:style-name="gr1" draw:text-style-name="P2" svg:x1="0.349cm" svg:y1="0.273cm" svg:x2="0.349cm" svg:y2="2.839cm"><text:p/></draw:line></text:p>
      <text:p text:style-name="Standard"><draw:path text:anchor-type="paragraph" draw:z-index="2" draw:style-name="gr1" draw:text-style-name="P2" svg:width="2.724cm" svg:height="1.482cm" svg:x="0.508cm" svg:y="0.45cm" svg:viewBox="0 0 2725 1483" svg:d="m0 1483c65-238 344-692 661-318 167 196 540 376 794 133 240-230 245-549 344-847 58-175 536-803 450-185-40 285 104 559 212 820l211 265 53 53"><text:p/></draw:path><draw:line text:anchor-type="paragraph" draw:z-index="3" draw:style-name="gr1" draw:text-style-name="P2" svg:x1="1.619cm" svg:y1="2.224cm" svg:x2="1.619cm" svg:y2="0.266cm"><text:p/></draw:line></text:p>
      <text:p text:style-name="Standard"/>
      <text:p text:style-name="Standard"/>
      <text:p text:style-name="Standard"/>
      <text:p text:style-name="Standard"><draw:line text:anchor-type="paragraph" draw:z-index="1" draw:style-name="gr1" draw:text-style-name="P2" svg:x1="0.138cm" svg:y1="0cm" svg:x2="3.445cm" svg:y2="0cm"><text:p/></draw:line></text:p>
      <text:p text:style-name="P1">escrever código para isso</text:p>
      <text:p text:style-name="Standard"/>
      <text:p text:style-name="Standard">para imagens com iluminação diferente deve fazer o linear por partes.</text:p>
      <text:p text:style-name="Standard">Usando mediana em vez de média obtêm-se melhores re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21:57:15</meta:creation-date>
    <meta:generator>OpenOffice.org/3.0$Linux OpenOffice.org_project/300m15$Build-9379</meta:generator>
    <dc:date>2009-09-16T16:42:19</dc:date>
    <meta:editing-duration>PT00H45M44S</meta:editing-duration>
    <meta:editing-cycles>2</meta:editing-cycles>
    <meta:document-statistic meta:table-count="0" meta:image-count="0" meta:object-count="0" meta:page-count="1" meta:paragraph-count="11" meta:word-count="39" meta:character-count="271"/>
    <meta:user-defined meta:name="Informações 1"/>
    <meta:user-defined meta:name="Informações 2"/>
    <meta:user-defined meta:name="Informações 3"/>
    <meta:user-defined meta:name="Informações 4"/>
  </office:meta>
</office:document-meta>
</file>